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a26" officeooo:paragraph-rsid="000e6a26"/>
    </style:style>
    <style:style style:name="P2" style:family="paragraph" style:parent-style-name="Standard">
      <style:text-properties officeooo:rsid="000f9d8e" officeooo:paragraph-rsid="000f9d8e"/>
    </style:style>
    <style:style style:name="P3" style:family="paragraph" style:parent-style-name="Standard">
      <style:text-properties officeooo:rsid="000ff67d" officeooo:paragraph-rsid="000ff67d"/>
    </style:style>
    <style:style style:name="P4" style:family="paragraph" style:parent-style-name="Standard">
      <style:text-properties officeooo:rsid="00110011" officeooo:paragraph-rsid="001100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cp -i key path/to/local <text:a xlink:type="simple" xlink:href="mailto:username@ip" text:style-name="Internet_20_link" text:visited-style-name="Visited_20_Internet_20_Link">username@ip</text:a> path/to/file/we /wanna/ save</text:p>
      <text:p text:style-name="Standard">unzip exec.zip</text:p>
      <text:p text:style-name="P1">cat .pass.txt</text:p>
      <text:p text:style-name="P1">strings ./- | grep "pass" </text:p>
      <text:p text:style-name="P2">file * → shows ascii text → “thisisasciiiiiprintapleeeee”</text:p>
      <text:p text:style-name="P3">cat test7 → shows pass</text:p>
      <text:p text:style-name="P3">-----</text:p>
      <text:p text:style-name="P4">cat nexttocybertalents | grep cybertalents</text:p>
      <text:p text:style-name="P4">I’m now in /size37/next → the password for is “orderby1337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7:17:26.862846651</meta:creation-date>
    <dc:date>2025-11-03T17:55:07.996401673</dc:date>
    <meta:editing-duration>PT37M41S</meta:editing-duration>
    <meta:editing-cycles>4</meta:editing-cycles>
    <meta:generator>LibreOffice/24.8.3.2$Linux_X86_64 LibreOffice_project/48a6bac9e7e268aeb4c3483fcf825c94556d9f92</meta:generator>
    <meta:document-statistic meta:table-count="0" meta:image-count="0" meta:object-count="0" meta:page-count="1" meta:paragraph-count="9" meta:word-count="46" meta:character-count="303" meta:non-whitespace-character-count="265"/>
  </office:meta>
</office:document-meta>
</file>